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paragraph-properties fo:margin-top="0cm" fo:margin-bottom="0cm" loext:contextual-spacing="false" fo:text-align="justify" style:justify-single-word="false"/>
      <style:text-properties fo:language="es" fo:country="ES"/>
    </style:style>
    <style:style style:name="P3" style:family="paragraph" style:parent-style-name="Standard">
      <style:paragraph-properties fo:margin-top="0cm" fo:margin-bottom="0cm" loext:contextual-spacing="false" fo:text-align="justify" style:justify-single-word="false"/>
      <style:text-properties fo:language="es" fo:country="ES" style:text-underline-style="solid" style:text-underline-width="auto" style:text-underline-color="font-color" fo:font-weight="bold" style:font-weight-asian="bold"/>
    </style:style>
    <style:style style:name="P4" style:family="paragraph" style:parent-style-name="Standard">
      <style:paragraph-properties fo:margin-top="0cm" fo:margin-bottom="0cm" loext:contextual-spacing="false" fo:text-align="justify" style:justify-single-word="false"/>
      <style:text-properties fo:language="es" fo:country="ES" style:text-underline-style="solid" style:text-underline-width="auto" style:text-underline-color="font-color" officeooo:rsid="001128e1" officeooo:paragraph-rsid="001128e1"/>
    </style:style>
    <style:style style:name="P5" style:family="paragraph" style:parent-style-name="Standard">
      <style:paragraph-properties fo:margin-top="0cm" fo:margin-bottom="0cm" loext:contextual-spacing="false" fo:text-align="justify" style:justify-single-word="false"/>
      <style:text-properties fo:language="es" fo:country="ES" style:text-underline-style="solid" style:text-underline-width="auto" style:text-underline-color="font-color" officeooo:rsid="0013d03e" officeooo:paragraph-rsid="0013d03e"/>
    </style:style>
    <style:style style:name="P6" style:family="paragraph" style:parent-style-name="Standard">
      <style:paragraph-properties fo:margin-top="0cm" fo:margin-bottom="0cm" loext:contextual-spacing="false" fo:text-align="justify" style:justify-single-word="false"/>
      <style:text-properties fo:language="es" fo:country="ES" officeooo:rsid="001128e1" officeooo:paragraph-rsid="001128e1"/>
    </style:style>
    <style:style style:name="P7" style:family="paragraph" style:parent-style-name="Standard">
      <style:paragraph-properties fo:margin-top="0cm" fo:margin-bottom="0cm" loext:contextual-spacing="false" fo:text-align="justify" style:justify-single-word="false"/>
      <style:text-properties fo:language="es" fo:country="ES" officeooo:rsid="0013d03e" officeooo:paragraph-rsid="0013d03e"/>
    </style:style>
    <style:style style:name="P8" style:family="paragraph" style:parent-style-name="Standard">
      <style:paragraph-properties fo:margin-top="0cm" fo:margin-bottom="0cm" loext:contextual-spacing="false" fo:text-align="justify" style:justify-single-word="false"/>
      <style:text-properties fo:language="es" fo:country="ES" officeooo:rsid="0013d03e" officeooo:paragraph-rsid="001656b1"/>
    </style:style>
    <style:style style:name="P9" style:family="paragraph" style:parent-style-name="Standard">
      <style:paragraph-properties fo:margin-top="0cm" fo:margin-bottom="0cm" loext:contextual-spacing="false" fo:text-align="justify" style:justify-single-word="false"/>
      <style:text-properties fo:language="es" fo:country="ES" officeooo:rsid="00122e31" officeooo:paragraph-rsid="00122e31"/>
    </style:style>
    <style:style style:name="P10" style:family="paragraph" style:parent-style-name="Standard">
      <style:paragraph-properties fo:margin-top="0cm" fo:margin-bottom="0cm" loext:contextual-spacing="false" fo:text-align="justify" style:justify-single-word="false"/>
      <style:text-properties fo:language="es" fo:country="ES" officeooo:rsid="0013bbf5" officeooo:paragraph-rsid="00122e31"/>
    </style:style>
    <style:style style:name="P11" style:family="paragraph" style:parent-style-name="Standard">
      <style:paragraph-properties fo:margin-top="0cm" fo:margin-bottom="0cm" loext:contextual-spacing="false" fo:text-align="justify" style:justify-single-word="false"/>
      <style:text-properties fo:language="es" fo:country="ES" officeooo:rsid="0013bbf5" officeooo:paragraph-rsid="0013d03e"/>
    </style:style>
    <style:style style:name="P12" style:family="paragraph" style:parent-style-name="Standard">
      <style:paragraph-properties fo:margin-top="0cm" fo:margin-bottom="0cm" loext:contextual-spacing="false" fo:text-align="justify" style:justify-single-word="false"/>
      <style:text-properties fo:language="es" fo:country="ES" officeooo:rsid="0014749a" officeooo:paragraph-rsid="0014749a"/>
    </style:style>
    <style:style style:name="P13" style:family="paragraph" style:parent-style-name="Standard">
      <style:paragraph-properties fo:margin-top="0cm" fo:margin-bottom="0cm" loext:contextual-spacing="false" fo:text-align="justify" style:justify-single-word="false"/>
      <style:text-properties fo:language="es" fo:country="ES" officeooo:rsid="00159f58" officeooo:paragraph-rsid="00159f58"/>
    </style:style>
    <style:style style:name="P14" style:family="paragraph" style:parent-style-name="Standard">
      <style:paragraph-properties fo:margin-top="0cm" fo:margin-bottom="0cm" loext:contextual-spacing="false" fo:text-align="justify" style:justify-single-word="false"/>
      <style:text-properties fo:language="es" fo:country="ES" officeooo:rsid="001656b1" officeooo:paragraph-rsid="00159f58"/>
    </style:style>
    <style:style style:name="P15" style:family="paragraph" style:parent-style-name="Standard">
      <style:paragraph-properties fo:margin-top="0cm" fo:margin-bottom="0cm" loext:contextual-spacing="false" fo:text-align="justify" style:justify-single-word="false"/>
      <style:text-properties fo:language="es" fo:country="ES" officeooo:rsid="001948f1" officeooo:paragraph-rsid="001948f1"/>
    </style:style>
    <style:style style:name="P16" style:family="paragraph" style:parent-style-name="Standard">
      <style:paragraph-properties fo:margin-top="0cm" fo:margin-bottom="0cm" loext:contextual-spacing="false" fo:text-align="justify" style:justify-single-word="false"/>
      <style:text-properties fo:language="en" fo:country="US"/>
    </style:style>
    <style:style style:name="P17" style:family="paragraph" style:parent-style-name="Standard">
      <style:paragraph-properties fo:margin-top="0cm" fo:margin-bottom="0cm" loext:contextual-spacing="false" fo:text-align="justify" style:justify-single-word="false"/>
      <style:text-properties officeooo:rsid="0013d03e" officeooo:paragraph-rsid="0013d03e"/>
    </style:style>
    <style:style style:name="P18" style:family="paragraph" style:parent-style-name="Standard">
      <style:paragraph-properties fo:margin-top="0cm" fo:margin-bottom="0cm" loext:contextual-spacing="false" fo:text-align="justify" style:justify-single-word="false"/>
      <style:text-properties officeooo:rsid="0014749a" officeooo:paragraph-rsid="0014749a"/>
    </style:style>
    <style:style style:name="P19" style:family="paragraph" style:parent-style-name="Standard">
      <style:paragraph-properties fo:margin-top="0cm" fo:margin-bottom="0cm" loext:contextual-spacing="false" fo:text-align="justify" style:justify-single-word="false"/>
      <style:text-properties officeooo:rsid="00159f58" officeooo:paragraph-rsid="00159f58"/>
    </style:style>
    <style:style style:name="P20" style:family="paragraph" style:parent-style-name="Standard">
      <style:paragraph-properties fo:margin-top="0cm" fo:margin-bottom="0cm" loext:contextual-spacing="false" fo:text-align="justify" style:justify-single-word="false"/>
      <style:text-properties fo:font-size="12pt" fo:language="es" fo:country="ES" fo:font-weight="bold" officeooo:rsid="001128e1" officeooo:paragraph-rsid="001128e1" style:font-size-asian="12pt" style:font-weight-asian="bold" style:font-size-complex="12pt" style:font-weight-complex="bold"/>
    </style:style>
    <style:style style:name="P21" style:family="paragraph" style:parent-style-name="Standard">
      <style:paragraph-properties fo:margin-top="0cm" fo:margin-bottom="0cm" loext:contextual-spacing="false" fo:text-align="justify" style:justify-single-word="false"/>
      <style:text-properties fo:font-size="12pt" fo:language="es" fo:country="ES" fo:font-weight="bold" officeooo:rsid="001948f1" officeooo:paragraph-rsid="001948f1" style:font-size-asian="12pt" style:font-weight-asian="bold" style:font-size-complex="12pt" style:font-weight-complex="bold"/>
    </style:style>
    <style:style style:name="P22" style:family="paragraph" style:parent-style-name="Standard" style:master-page-name="Standard">
      <style:paragraph-properties fo:margin-top="0cm" fo:margin-bottom="0cm" loext:contextual-spacing="false" fo:text-align="justify" style:justify-single-word="false" style:page-number="auto"/>
      <style:text-properties fo:language="es" fo:country="ES" style:text-underline-style="solid" style:text-underline-width="auto" style:text-underline-color="font-color" fo:font-weight="bold" style:font-weight-asian="bold"/>
    </style:style>
    <style:style style:name="P23" style:family="paragraph" style:parent-style-name="Standard">
      <style:paragraph-properties fo:margin-top="0cm" fo:margin-bottom="0cm" loext:contextual-spacing="false" fo:text-align="justify" style:justify-single-word="false"/>
      <style:text-properties fo:language="es" fo:country="ES" officeooo:rsid="001948f1" officeooo:paragraph-rsid="001948f1"/>
    </style:style>
    <style:style style:name="P24" style:family="paragraph" style:parent-style-name="Standard">
      <style:paragraph-properties fo:margin-top="0cm" fo:margin-bottom="0cm" loext:contextual-spacing="false" fo:text-align="justify" style:justify-single-word="false"/>
      <style:text-properties fo:language="es" fo:country="ES" officeooo:rsid="001c838c" officeooo:paragraph-rsid="001c838c"/>
    </style:style>
    <style:style style:name="P25" style:family="paragraph" style:parent-style-name="Standard">
      <style:paragraph-properties fo:margin-top="0cm" fo:margin-bottom="0cm" loext:contextual-spacing="false" fo:text-align="justify" style:justify-single-word="false"/>
      <style:text-properties fo:language="es" fo:country="ES" officeooo:rsid="001e2b88" officeooo:paragraph-rsid="001e2b88"/>
    </style:style>
    <style:style style:name="P26" style:family="paragraph" style:parent-style-name="Standard">
      <style:paragraph-properties fo:margin-top="0cm" fo:margin-bottom="0cm" loext:contextual-spacing="false" fo:text-align="justify" style:justify-single-word="false"/>
      <style:text-properties fo:language="es" fo:country="ES" officeooo:rsid="001eafdb" officeooo:paragraph-rsid="001eafdb"/>
    </style:style>
    <style:style style:name="P27" style:family="paragraph" style:parent-style-name="Standard">
      <style:paragraph-properties fo:margin-top="0cm" fo:margin-bottom="0cm" loext:contextual-spacing="false" fo:text-align="justify" style:justify-single-word="false"/>
      <style:text-properties fo:language="es" fo:country="ES" officeooo:rsid="0020b45c" officeooo:paragraph-rsid="0020b45c"/>
    </style:style>
    <style:style style:name="P28" style:family="paragraph" style:parent-style-name="Standard">
      <style:paragraph-properties fo:margin-top="0cm" fo:margin-bottom="0cm" loext:contextual-spacing="false" fo:text-align="justify" style:justify-single-word="false"/>
      <style:text-properties fo:language="es" fo:country="ES" officeooo:rsid="00210c4e" officeooo:paragraph-rsid="00210c4e"/>
    </style:style>
    <style:style style:name="P29" style:family="paragraph" style:parent-style-name="List_20_Paragraph" style:list-style-name="WWNum1">
      <style:paragraph-properties fo:margin-top="0cm" fo:margin-bottom="0cm" loext:contextual-spacing="false" fo:text-align="justify" style:justify-single-word="false"/>
      <style:text-properties fo:language="es" fo:country="ES"/>
    </style:style>
    <style:style style:name="P30" style:family="paragraph" style:parent-style-name="List_20_Paragraph" style:list-style-name="WWNum2">
      <style:paragraph-properties fo:margin-top="0cm" fo:margin-bottom="0cm" loext:contextual-spacing="false" fo:text-align="justify" style:justify-single-word="false"/>
      <style:text-properties fo:language="es" fo:country="ES"/>
    </style:style>
    <style:style style:name="P31" style:family="paragraph" style:parent-style-name="List_20_Paragraph" style:list-style-name="WWNum2">
      <style:paragraph-properties fo:margin-top="0cm" fo:margin-bottom="0cm" loext:contextual-spacing="false" fo:text-align="justify" style:justify-single-word="false"/>
    </style:style>
    <style:style style:name="T1" style:family="text">
      <style:text-properties fo:language="es" fo:country="ES"/>
    </style:style>
    <style:style style:name="T2" style:family="text">
      <style:text-properties fo:language="es" fo:country="ES" officeooo:rsid="001128e1"/>
    </style:style>
    <style:style style:name="T3" style:family="text">
      <style:text-properties fo:language="es" fo:country="ES" officeooo:rsid="0013bbf5"/>
    </style:style>
    <style:style style:name="T4" style:family="text">
      <style:text-properties fo:language="es" fo:country="ES" fo:font-weight="bold" style:font-weight-asian="bold" style:font-weight-complex="bold"/>
    </style:style>
    <style:style style:name="T5" style:family="text">
      <style:text-properties fo:language="es" fo:country="ES" officeooo:rsid="00159f58"/>
    </style:style>
    <style:style style:name="T6" style:family="text">
      <style:text-properties fo:language="es" fo:country="ES" officeooo:rsid="001656b1"/>
    </style:style>
    <style:style style:name="T7" style:family="text">
      <style:text-properties fo:language="es" fo:country="ES" officeooo:rsid="0016f217"/>
    </style:style>
    <style:style style:name="T8" style:family="text">
      <style:text-properties fo:language="en" fo:country="US"/>
    </style:style>
    <style:style style:name="T9" style:family="text">
      <style:text-properties officeooo:rsid="00210c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lase 1</text:p>
      <text:p text:style-name="P2">Aplicación: Mostrar un texto que cambie de tamaño al pulsar un botón</text:p>
      <text:p text:style-name="P2"/>
      <text:p text:style-name="P3">Clase 2</text:p>
      <text:p text:style-name="P2"/>
      <text:p text:style-name="P1">Cosas<text:span text:style-name="T8"> a </text:span>utilizar<text:span text:style-name="T8">: editText, Button, Intent, </text:span>TextView</text:p>
      <text:p text:style-name="P16"/>
      <text:p text:style-name="P2">Aplicación: Desarrollar una app que tenga dos activities:</text:p>
      <text:list xml:id="list2939604162574175003" text:style-name="WWNum1">
        <text:list-item>
          <text:p text:style-name="P29">Activity 1: “Log in” debe contener una entrada de usuario y pass, y un botón de enter. Además se debe pasar datos a la Activity 2.</text:p>
        </text:list-item>
        <text:list-item>
          <text:p text:style-name="P29">Activity 2: Un texto, 3 botones (uno de “C” y otros “+” y “-“). Recibir el dato e imprimirlo. El texto debe cambiar de tamaño con los botones + y – y de color con C.</text:p>
        </text:list-item>
      </text:list>
      <text:p text:style-name="P2"/>
      <text:p text:style-name="P2">Botones: usa el concepto de listening que es un pedazo de código que se queda esperando un evento (similar a una interrupción).</text:p>
      <text:p text:style-name="P2">*Con alt + Enter importo la librería que falta</text:p>
      <text:p text:style-name="P2"/>
      <text:p text:style-name="P2">EditText: cuando en este objeto no se ingresa nada y se hace uso de getText se crashea el programa.</text:p>
      <text:p text:style-name="P2"/>
      <text:p text:style-name="P2">Para pasar de una activity a la otra se utiliza intents.</text:p>
      <text:p text:style-name="P2"/>
      <text:p text:style-name="P2">Para pasar datos entre activities se debe tener en cuenta la cantidad de datos y cuantas activities lo van a leer.</text:p>
      <text:list xml:id="list1535010613225840112" text:style-name="WWNum2">
        <text:list-item>
          <text:p text:style-name="P30">Pocos datos y se pasa a una sola activity: utilizo el intent directamente</text:p>
        </text:list-item>
        <text:list-item>
          <text:p text:style-name="P31"><text:span text:style-name="T1">Pocos datos y se pasa a muchas activities: </text:span><text:span text:style-name="T2">Shared Preferences</text:span></text:p>
        </text:list-item>
        <text:list-item>
          <text:p text:style-name="P30">Muchos datos: Se utiliza base de datos</text:p>
        </text:list-item>
      </text:list>
      <text:p text:style-name="P2"/>
      <text:p text:style-name="P2"/>
      <text:p text:style-name="P3">Clase 3</text:p>
      <text:p text:style-name="P2"/>
      <text:p text:style-name="P2">Temas de hoy: Spinners, ListView, ArrayAdapter</text:p>
      <text:p text:style-name="P2"/>
      <text:p text:style-name="P2">* Apartir de ahora se va a usar ConstrainLayout</text:p>
      <text:p text:style-name="P2"/>
      <text:p text:style-name="P1"><text:span text:style-name="T1">Spinners: Es una </text:span><text:span text:style-name="T4">lista desplegable</text:span><text:span text:style-name="T1">, utiliza MVC (Model View Controller) que es un paradigma de interactuar modelos con vistas. La idea es que los model no vean view y todo la información de comunicación pa</text:span><text:span text:style-name="T7">se</text:span><text:span text:style-name="T1"> por el controller. </text:span></text:p>
      <text:p text:style-name="P1"><text:span text:style-name="T1">* En android los controller son </text:span><text:span text:style-name="T4">adapters</text:span><text:span text:style-name="T1"> que permite sincronizar modelos con vistas</text:span></text:p>
      <text:p text:style-name="P2"/>
      <text:p text:style-name="P2">ListView: es una vista scroleable donde cada celda es un item. Se parece a un Spinner. Actualmente se usa ReceiclerView. </text:p>
      <text:p text:style-name="P2"/>
      <text:p text:style-name="P1"><text:span text:style-name="T1">Codigo: Se va a personalizar cada item -&gt; Arrastrar un ListView. Crear una clase .java; Con la clase y el item se puede armar el adaptador. El item como es personalizado se debe crear un xml con dos textView </text:span><text:span text:style-name="T7">(en nuestro ejemplo)</text:span><text:span text:style-name="T1">.</text:span></text:p>
      <text:p text:style-name="P2">Dentro de getView se hacer la sincronizacion.</text:p>
      <text:p text:style-name="P2">setOnItemClickListener() devuelve la posicion y la vista</text:p>
      <text:p text:style-name="P1"><text:soft-page-break/><text:span text:style-name="T1">***VER EJEMPLO SGO</text:span><text:span text:style-name="T7">LI</text:span><text:span text:style-name="T1">VER</text:span></text:p>
      <text:p text:style-name="P2">Mientras las vistas sean de mostrar informacion el ListView no tiene inconvenientes pero poner cosas como botones trae inconvenientes por el metodo setOnClickListener(). Con ReceiclerView se tiene la ventaja de tener un listener por cada item, y ademas solo carga en memoria los item desplegados y no todo como en ListView</text:p>
      <text:p text:style-name="P2"/>
      <text:p text:style-name="P1"><text:span text:style-name="T1">Splash</text:span><text:span text:style-name="T7">Sc</text:span><text:span text:style-name="T1">re</text:span><text:span text:style-name="T7">en</text:span><text:span text:style-name="T1">: hay dos tipos, las inutiles y las utilies. El primero m</text:span><text:span text:style-name="T7">uestran</text:span><text:span text:style-name="T1"> </text:span><text:span text:style-name="T7">información</text:span><text:span text:style-name="T1"> y cosas asi, las otras descargan cosas. Los Splash tienen un timer con un scheduler. En los splash </text:span><text:span text:style-name="T7">s</text:span><text:span text:style-name="T1">e deben hacer finish() ya que no quiero que me vuelva a mostrar la presentacion por ejemplo.</text:span></text:p>
      <text:p text:style-name="P1"><text:span text:style-name="T1">Para que empie</text:span><text:span text:style-name="T7">c</text:span><text:span text:style-name="T1">e desde splash hay que agregar a la acitvity correspondiente el intent-filter (splash_activity)</text:span></text:p>
      <text:p text:style-name="P2">*** Ver documentacion compartida</text:p>
      <text:p text:style-name="P2"/>
      <text:p text:style-name="P2">Cosas a agregar al proyecto: Splash debe ejecutarse primero y luego abrir la activity LogIn. Despues al loguearse ir a una activity que tenga un ListView con objetos propios donde al hacer click en cualquier item abrir una activity y pasar el dato con el detalle. En dicha activity poner un spinner y mostrar el detalle.</text:p>
      <text:p text:style-name="P2">Usar constrainLayout en la activity LogIn y Detail</text:p>
      <text:p text:style-name="P2"/>
      <text:p text:style-name="P2">ConstrainLayout:</text:p>
      <text:p text:style-name="P2">HorizontalGradle: pone una linea de margen, usar porcentual</text:p>
      <text:p text:style-name="P2">Siempre hay que enganchar los cuatro bordes. En general se utiliza mucho wrap_content o match_constrain</text:p>
      <text:p text:style-name="P2"/>
      <text:p text:style-name="P2">* AndroidManifest.xml tiene todas las activities</text:p>
      <text:p text:style-name="P2"/>
      <text:p text:style-name="P2"/>
      <text:p text:style-name="P20">Clase 4</text:p>
      <text:p text:style-name="P6"/>
      <text:p text:style-name="P7">Temas de hoy: Share Preferences, Setting, Toolbar</text:p>
      <text:p text:style-name="P6"/>
      <text:p text:style-name="P4">Shared Preferences</text:p>
      <text:p text:style-name="P6">Se utiliza bastante <text:s/>cuando se quiere compartir bajo volumen de informacion pero se necesita pasar a varias activities. <text:s/>Se puede ver desde cualquier app (o activity) porque SharedPreferences es un “archivo”(objeto) publico. Para declarar hay que crear un objeto:</text:p>
      <text:p text:style-name="P6"><text:tab/>SharedPreferences prefs = getSharedPreferences (“MisPreferencias”, Context.MODE_WRITABLE);</text:p>
      <text:p text:style-name="P6">* No se pueden guardar objetos propios en los sharedPreferences</text:p>
      <text:p text:style-name="P6">Para leer datos del shared:</text:p>
      <text:p text:style-name="P6"><text:tab/>String correo = getString();</text:p>
      <text:p text:style-name="P6">Para escribir:</text:p>
      <text:p text:style-name="P6"><text:tab/>SharedPreference.Editor editor = prefs.edit();</text:p>
      <text:p text:style-name="P6"><text:tab/>editor.putString(“email”,);</text:p>
      <text:p text:style-name="P6"><text:tab/>editor.commit();</text:p>
      <text:p text:style-name="P6"/>
      <text:p text:style-name="P6">* Setting se utiliza para configurar cosas.</text:p>
      <text:p text:style-name="P6"/>
      <text:p text:style-name="P9"><text:soft-page-break/>Los SharedPreferences se crearon especialmente para hacer una pantalla de Setting. Los setting ya estan estandarizados (nativa), solo se debe personalizar en casos especiales como por ejemplo mi tipo de configuración no encaja con los tipos comunes: drones que tienen una configuración totalmente diferente</text:p>
      <text:p text:style-name="P9"/>
      <text:p text:style-name="P9">Procedimiento:</text:p>
      <text:p text:style-name="P9">Setting_activity.java: lo que hace es disparar un fragment (es un pedazo de activity)</text:p>
      <text:p text:style-name="P9">PreferFragment.java: lo que hace es cargar un xml. Este xml se encuentra en</text:p>
      <text:p text:style-name="P9"><text:tab/>res → xml (crear con este nombre). En esta carpeta van los xml de las preferencias </text:p>
      <text:p text:style-name="P10">&lt;PreferenceScreen xmls: …. &gt;</text:p>
      <text:p text:style-name="P17"><text:span text:style-name="T3">&lt;</text:span><text:span text:style-name="T1">ListPreferences </text:span></text:p>
      <text:p text:style-name="P7"><text:tab/>android: …..</text:p>
      <text:p text:style-name="P11">Las entries normales es lo que ve el usuario, las values es lo que le devuelve las sharedPreferences. Estos suelen coincidir.</text:p>
      <text:p text:style-name="P11"/>
      <text:p text:style-name="P7">La activity setting se abre a traves de un intend</text:p>
      <text:p text:style-name="P7"/>
      <text:p text:style-name="P17"><text:span text:style-name="T1">Co</text:span><text:span text:style-name="T7">sas a agregar al proyecto</text:span><text:span text:style-name="T1">: Agregar una pantalla de configuracion para sharePreference de forma nativa. Y otro uso de sharePreference que comparta informacion a todas las activities, por ejemplo que en todas las activities se vea el nombre del usuario de login.</text:span></text:p>
      <text:p text:style-name="P7"/>
      <text:p text:style-name="P17"><text:span text:style-name="T1">* </text:span><text:span text:style-name="T6">Los setting que vemos es de un nivel. Pero hay setting de setting donde se debe crear distintos xml.</text:span></text:p>
      <text:p text:style-name="P7"/>
      <text:p text:style-name="P5">Toolbar</text:p>
      <text:p text:style-name="P12">Antes de la toolbar existia la ActionBar. La toolbar es un elemento mas en el layout, es decir se puede arrastar pero se debe configurar y hereda todo lo de ActionBar. Se puede agregar botones, items, spinner, etc. </text:p>
      <text:p text:style-name="P18"><text:span text:style-name="T1">Para agregar un toolbar ir al xml y arrastrarlo. Para que sea compatible se debe </text:span><text:span text:style-name="T5">agregar los metodos:</text:span></text:p>
      <text:p text:style-name="P18"><text:span text:style-name="T1"><text:tab/>setSupportActionBar</text:span><text:span text:style-name="T5">(toolbar);</text:span></text:p>
      <text:p text:style-name="P18"><text:span text:style-name="T1"><text:tab/>getSupportActionBar</text:span><text:span text:style-name="T5">().setDisplayShowTitle();</text:span></text:p>
      <text:p text:style-name="P13">Para personalizar el toolbar directamente se arrastra el item que se va a agregar.</text:p>
      <text:p text:style-name="P13">* Siempre tratar de usar los iconos estandar en el toolbar.</text:p>
      <text:p text:style-name="P19"><text:span text:style-name="T1">* Si solo se van a agregar botones conviene utilizar </text:span><text:span text:style-name="T6">la vieja forma de agregar un boton. Si se agregan mas cosas, arrastar los items.</text:span></text:p>
      <text:p text:style-name="P14"/>
      <text:p text:style-name="P8"/>
      <text:p text:style-name="P21">Clase 5</text:p>
      <text:p text:style-name="P15"/>
      <text:p text:style-name="P15">Temas de hoy: Bases de datos → SQL</text:p>
      <text:p text:style-name="P15"/>
      <text:p text:style-name="P15">Recordar: Se usa intends para compartir bajo volumen de informacion pero compartida a una sola activity, los SharedPrerences se utiliza para compartir bajo volumen de datos a diferentes activities. Para grandes volumenes se utiliza Base de datos</text:p>
      <text:p text:style-name="P15"/>
      <text:p text:style-name="P15">Nosotros vamos a usar BBDD relacionales de forma local y no relacionales en la nube con Firebase</text:p>
      <text:p text:style-name="P15"><text:soft-page-break/>Las BBDD relacionales estan basadas en tablas y las no relacionales en “arbol”, son dos paradigmas distintos de como organizar los datos. Hay muchas arquitecturas de hacer las BBDD.</text:p>
      <text:p text:style-name="P15"/>
      <text:p text:style-name="P24">En el codigo: crear un archivo .java donde la clase extiende de SQLiteOpenHelper.</text:p>
      <text:p text:style-name="P24">* Una forma de simplificar al crear tablas es usar todos los datos como TEXT</text:p>
      <text:p text:style-name="P24"/>
      <text:p text:style-name="P25">Si se quiere pasar datos a las activities se mandan los query osea los campos que quiero obtener</text:p>
      <text:p text:style-name="P25"/>
      <text:p text:style-name="P26">Los archivos de base de datos se suelen guardar en assets</text:p>
      <text:p text:style-name="P26">* Es util copiar (copyDataBase) la base de datos en la SplashScreem</text:p>
      <text:p text:style-name="P26"/>
      <text:p text:style-name="P26">* Para BBDD no relacionales buscar la librería REALM</text:p>
      <text:p text:style-name="P27">El IDE de Android tiene un debug de base de datos. </text:p>
      <text:p text:style-name="P27"><text:tab/>DebugImplementation com.amitshekhar.android:debug-db:1.0.4</text:p>
      <text:p text:style-name="P27"/>
      <text:p text:style-name="P27"/>
      <text:p text:style-name="P27"/>
      <text:p text:style-name="P27">Para el 1º parcial: Splash → Login → Toolbar + ListView <text:span text:style-name="T9">(de objetos propios)</text:span> → Detail (detalle de cada item)</text:p>
      <text:p text:style-name="P27"><text:tab/><text:tab/><text:tab/><text:tab/><text:tab/>|</text:p>
      <text:p text:style-name="P27"><text:tab/><text:tab/><text:tab/><text:tab/> <text:s text:c="7"/>Settings</text:p>
      <text:p text:style-name="P27"/>
      <text:p text:style-name="P27">Agregar un ABM (alta, baja, modificacion). La BBDD tiene que tener dos tablas: 1 de usuarios <text:span text:style-name="T9">y otra de los item de la ListView, ademas de que Detail va a sacar los datos de la BBDD. Otra cosa a agregar en Detail es poner Tabs</text:span></text:p>
      <text:p text:style-name="P28">Para agregar se usar un Boton de + (Floating button) en la activity ListView. Para modificar y eliminar se usa Menu contextuales</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sar</meta:initial-creator>
    <meta:editing-cycles>14</meta:editing-cycles>
    <meta:creation-date>2018-08-23T22:17:00</meta:creation-date>
    <dc:date>2018-09-13T20:33:54.898505376</dc:date>
    <meta:editing-duration>PT4H45M30S</meta:editing-duration>
    <meta:generator>LibreOffice/5.2.7.2$Linux_X86_64 LibreOffice_project/20m0$Build-2</meta:generator>
    <meta:document-statistic meta:table-count="0" meta:image-count="0" meta:object-count="0" meta:page-count="4" meta:paragraph-count="86" meta:word-count="1227" meta:character-count="7447" meta:non-whitespace-character-count="62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